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inherit" svg:font-family="inherit"/>
    <style:font-face style:name="sans-serif" svg:font-family="sans-serif"/>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fo:font-size="9pt" officeooo:paragraph-rsid="0010839f" style:font-size-asian="9pt" style:font-size-complex="9pt"/>
    </style:style>
    <style:style style:name="P2" style:family="paragraph" style:parent-style-name="Heading_20_2">
      <style:text-properties officeooo:paragraph-rsid="000f8bb8"/>
    </style:style>
    <style:style style:name="P3" style:family="paragraph" style:parent-style-name="Text_20_body">
      <style:text-properties officeooo:rsid="000f8bb8" officeooo:paragraph-rsid="000f8bb8"/>
    </style:style>
    <style:style style:name="P4" style:family="paragraph" style:parent-style-name="Text_20_body">
      <style:text-properties officeooo:rsid="000f8bb8" officeooo:paragraph-rsid="0010839f"/>
    </style:style>
    <style:style style:name="T1" style:family="text">
      <style:text-properties style:font-name="sans-serif" fo:font-size="17.25pt"/>
    </style:style>
    <style:style style:name="T2" style:family="text">
      <style:text-properties officeooo:rsid="000e5fdb"/>
    </style:style>
    <style:style style:name="T3" style:family="text">
      <style:text-properties officeooo:rsid="000f8bb8"/>
    </style:style>
    <style:style style:name="T4" style:family="text">
      <style:text-properties officeooo:rsid="0010839f"/>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4"><text:s/></text:span><text:span text:style-name="T1">Projet de C++</text:span><text:span text:style-name="T4"> </text:span></text:p>
      <text:h text:style-name="Heading_20_2" text:outline-level="2">C<text:span text:style-name="T3">e</text:span> qui a été traité</text:h>
      <text:p text:style-name="Text_20_body"><text:span text:style-name="T2">Les jeux Dominos et Trax sont entièrement fonctionnels. </text:span><text:span text:style-name="T3">L’implémentation de Carcassonne à été entamée, mais est bien loin d’être terminée. </text:span></text:p>
      <text:h text:style-name="P2" text:outline-level="2"><text:span text:style-name="T3">L</text:span>es quelques problèmes connus</text:h>
      <text:p text:style-name="P3">Il reste quelques bugs que nous n’avons pas sus résoudre : </text:p>
      <text:p text:style-name="P4">- Dans Trax et Carcassonne, les changements sur une tuile (rotation, retourner) affectent toutes les tuiles posées sur le plateau.</text:p>
      <text:p text:style-name="P3">- La classe Controleur mériterait d’être remanier, afin que ControleursDominos,ControleurTrax et ControleurCarca soit trois sous classe d’une même classe mère. </text:p>
      <text:h text:style-name="Heading_20_2" text:outline-level="2"><text:span text:style-name="T3">L</text:span>’état <text:span text:style-name="T3">de Carcassonne</text:span></text:h>
      <text:p text:style-name="P3">Mis a part le bug de rotation, tout ce que l’on peu faire dans le jeu est de poser des tuiles, sorti d’une pioche aléatoire. Le jeu vérifie si les tuiles sont bien compatibles. Il suffit d’ajouter un booléen et une position <text:span text:style-name="T4">à la méthode peutPoser()</text:span> pour ajouter un partisan sur une tuil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inherit" svg:font-family="inherit"/>
    <style:font-face style:name="sans-serif" svg:font-family="sans-serif"/>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officeooo:paragraph-rsid="0010839f" style:font-size-asian="9pt" style:font-size-complex="9pt"/>
    </style:style>
    <style:style style:name="MT1" style:family="text">
      <style:text-properties officeooo:rsid="0010839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IXEIRA Gabriel <text:span text:style-name="MT1">(</text:span>21950970<text:span text:style-name="MT1">) &amp;</text:span> <text:span text:style-name="MT1">OLIVIER</text:span> Lily <text:span text:style-name="MT1">(</text:span>21953167<text:span text:style-name="MT1">)</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05T20:15:19.500209398</meta:creation-date>
    <dc:date>2023-01-05T22:07:46.694464120</dc:date>
    <meta:editing-duration>PT9M25S</meta:editing-duration>
    <meta:editing-cycles>1</meta:editing-cycles>
    <meta:document-statistic meta:table-count="0" meta:image-count="0" meta:object-count="0" meta:page-count="1" meta:paragraph-count="10" meta:word-count="146" meta:character-count="913" meta:non-whitespace-character-count="772"/>
    <meta:generator>LibreOffice/6.4.7.2$Linux_X86_64 LibreOffice_project/40$Build-2</meta:generator>
  </office:meta>
</office:document-meta>
</file>